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JetBrainsMono Nerd Font Mono" svg:font-family="'JetBrainsMono Nerd Font Mono'" style:font-pitch="variable"/>
    <style:font-face style:name="JetBrainsMono Nerd Font Mono1" svg:font-family="'JetBrainsMono Nerd Font Mono'" style:font-pitch="fixed"/>
    <style:font-face style:name="JetBrainsMono Nerd Font Mono2" svg:font-family="'JetBrainsMono Nerd Font Mono'" style:font-adornments="Regular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4.582cm" fo:min-width="0.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4.845cm" fo:min-width="0.62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521cm"/>
      <style:paragraph-properties style:writing-mode="lr-tb"/>
    </style:style>
    <style:style style:name="co1" style:family="table-column">
      <style:table-column-properties style:column-width="2.014cm" style:use-optimal-column-width="false"/>
    </style:style>
    <style:style style:name="co2" style:family="table-column">
      <style:table-column-properties style:column-width="2.015cm" style:use-optimal-column-width="false"/>
    </style:style>
    <style:style style:name="co3" style:family="table-column">
      <style:table-column-properties style:column-width="4.028cm" style:use-optimal-column-width="false"/>
    </style:style>
    <style:style style:name="co4" style:family="table-column">
      <style:table-column-properties style:column-width="8.056cm" style:use-optimal-column-width="false"/>
    </style:style>
    <style:style style:name="co5" style:family="table-column">
      <style:table-column-properties style:column-width="6.043cm" style:use-optimal-column-width="false"/>
    </style:style>
    <style:style style:name="co6" style:family="table-column">
      <style:table-column-properties style:column-width="14.099cm" style:use-optimal-column-width="false"/>
    </style:style>
    <style:style style:name="co7" style:family="table-column">
      <style:table-column-properties style:column-width="3.434cm" style:use-optimal-column-width="false"/>
    </style:style>
    <style:style style:name="co8" style:family="table-column">
      <style:table-column-properties style:column-width="15.565cm" style:use-optimal-column-width="false"/>
    </style:style>
    <style:style style:name="ro1" style:family="table-row">
      <style:table-row-properties style:row-height="1.13cm" style:use-optimal-row-height="false"/>
    </style:style>
    <style:style style:name="ro2" style:family="table-row">
      <style:table-row-properties style:row-height="0.919cm" style:use-optimal-row-height="false"/>
    </style:style>
    <style:style style:name="ro3" style:family="table-row">
      <style:table-row-properties style:row-height="1.1cm" style:use-optimal-row-height="false"/>
    </style:style>
    <style:style style:name="ro4" style:family="table-row">
      <style:table-row-properties style:row-height="0.6cm" style:use-optimal-row-height="false"/>
    </style:style>
    <style:style style:name="ro5" style:family="table-row">
      <style:table-row-properties style:row-height="1.3cm" style:use-optimal-row-height="false"/>
    </style:style>
    <style:style style:name="ce1" style:family="table-cell">
      <loext:graphic-properties draw:fill="solid" draw:fill-color="#ffff00" loext:fill-use-slide-background="false" draw:textarea-vertical-align="middle"/>
      <style:paragraph-properties fo:text-align="center" fo:border="0.03pt solid #000000"/>
      <style:text-properties style:font-name="JetBrainsMono Nerd Font Mono2"/>
    </style:style>
    <style:style style:name="ce2" style:family="table-cell">
      <loext:graphic-properties draw:fill="solid" draw:fill-color="#81d41a" loext:fill-use-slide-background="false" draw:textarea-vertical-align="middle"/>
      <style:paragraph-properties fo:text-align="center" fo:border-left="none" fo:border-right="0.03pt solid #000000" fo:border-top="0.03pt solid #000000" fo:border-bottom="0.03pt solid #000000"/>
      <style:text-properties style:font-name="JetBrainsMono Nerd Font Mono2"/>
    </style:style>
    <style:style style:name="ce3" style:family="table-cell">
      <loext:graphic-properties draw:fill="solid" draw:fill-color="#81d41a" loext:fill-use-slide-background="false" draw:textarea-vertical-align="middle"/>
      <style:paragraph-properties fo:text-align="center" fo:border="0.03pt solid #000000"/>
      <style:text-properties style:font-name="JetBrainsMono Nerd Font Mono2"/>
    </style:style>
    <style:style style:name="ce4" style:family="table-cell">
      <loext:graphic-properties draw:fill="solid" draw:fill-color="#ffbf00" loext:fill-use-slide-background="false" draw:textarea-vertical-align="middle"/>
      <style:paragraph-properties fo:text-align="center" fo:border-left="none" fo:border-right="0.03pt solid #000000" fo:border-top="0.03pt solid #000000" fo:border-bottom="0.03pt solid #000000"/>
      <style:text-properties style:font-name="JetBrainsMono Nerd Font Mono2"/>
    </style:style>
    <style:style style:name="ce5" style:family="table-cell">
      <loext:graphic-properties draw:fill="solid" draw:fill-color="#ffbf00" loext:fill-use-slide-background="false" draw:textarea-vertical-align="middle"/>
      <style:paragraph-properties fo:text-align="center" fo:border="0.03pt solid #000000"/>
      <style:text-properties style:font-name="JetBrainsMono Nerd Font Mono2"/>
    </style:style>
    <style:style style:name="ce6" style:family="table-cell">
      <loext:graphic-properties draw:fill="solid" draw:fill-color="#00a933" loext:fill-use-slide-background="false" draw:textarea-vertical-align="middle"/>
      <style:paragraph-properties fo:text-align="center" fo:border-left="none" fo:border-right="0.03pt solid #000000" fo:border-top="0.03pt solid #000000" fo:border-bottom="0.03pt solid #000000"/>
      <style:text-properties style:font-name="JetBrainsMono Nerd Font Mono2"/>
    </style:style>
    <style:style style:name="ce7" style:family="table-cell">
      <loext:graphic-properties draw:fill="solid" draw:fill-color="#00a933" loext:fill-use-slide-background="false" draw:textarea-vertical-align="middle"/>
      <style:paragraph-properties fo:text-align="center" fo:border="0.03pt solid #000000"/>
      <style:text-properties style:font-name="JetBrainsMono Nerd Font Mono2"/>
    </style:style>
    <style:style style:name="ce8" style:family="table-cell">
      <loext:graphic-properties draw:fill="solid" draw:fill-color="#ff8000" loext:fill-use-slide-background="false" draw:textarea-vertical-align="middle"/>
      <style:paragraph-properties fo:text-align="center" fo:border-left="none" fo:border-right="0.03pt solid #000000" fo:border-top="0.03pt solid #000000" fo:border-bottom="0.03pt solid #000000"/>
      <style:text-properties style:font-name="JetBrainsMono Nerd Font Mono2"/>
    </style:style>
    <style:style style:name="ce9" style:family="table-cell">
      <loext:graphic-properties draw:fill="solid" draw:fill-color="#ff4000" loext:fill-use-slide-background="false" draw:textarea-vertical-align="middle"/>
      <style:paragraph-properties fo:text-align="center" fo:border-left="none" fo:border-right="0.03pt solid #000000" fo:border-top="0.03pt solid #000000" fo:border-bottom="0.03pt solid #000000"/>
      <style:text-properties style:font-name="JetBrainsMono Nerd Font Mono2"/>
    </style:style>
    <style:style style:name="ce10" style:family="table-cell">
      <loext:graphic-properties draw:fill="solid" draw:fill-color="#158466" loext:fill-use-slide-background="false" draw:textarea-vertical-align="middle"/>
      <style:paragraph-properties fo:text-align="center" fo:border-left="none" fo:border-right="0.03pt solid #000000" fo:border-top="0.03pt solid #000000" fo:border-bottom="0.03pt solid #000000"/>
      <style:text-properties style:font-name="JetBrainsMono Nerd Font Mono2"/>
    </style:style>
    <style:style style:name="ce11" style:family="table-cell">
      <loext:graphic-properties draw:fill="none" loext:fill-use-slide-background="false" draw:textarea-vertical-align="middle"/>
      <style:paragraph-properties fo:text-align="center" fo:border-left="0.03pt solid #000000" fo:border-right="0.03pt solid #000000" fo:border-top="0.03pt solid #000000" fo:border-bottom="none"/>
      <style:text-properties style:font-name="JetBrainsMono Nerd Font Mono2"/>
    </style:style>
    <style:style style:name="ce12" style:family="table-cell">
      <loext:graphic-properties draw:fill="none" draw:gradient-step-count="0" loext:fill-use-slide-background="false" draw:textarea-vertical-align="middle"/>
      <style:paragraph-properties fo:text-align="center" fo:border="0.03pt solid #000000"/>
      <style:text-properties style:font-name="JetBrainsMono Nerd Font Mono2" fo:font-size="18pt" style:font-size-asian="18pt" style:font-size-complex="18pt"/>
    </style:style>
    <style:style style:name="ce13" style:family="table-cell">
      <loext:graphic-properties draw:fill="gradient" draw:fill-color="#ffff00" draw:fill-gradient-name="Submarine" draw:gradient-step-count="0" loext:fill-use-slide-background="false" draw:textarea-vertical-align="middle"/>
      <style:paragraph-properties fo:text-align="center" fo:border="0.03pt solid #000000"/>
      <style:text-properties style:font-name="JetBrainsMono Nerd Font Mono2"/>
    </style:style>
    <style:style style:name="ce14" style:family="table-cell">
      <loext:graphic-properties draw:fill="gradient" draw:fill-color="#81d41a" draw:fill-gradient-name="Submarine" draw:gradient-step-count="0" loext:fill-use-slide-background="false" draw:textarea-vertical-align="middle"/>
      <style:paragraph-properties fo:text-align="center" fo:border-left="none" fo:border-right="0.03pt solid #000000" fo:border-top="0.03pt solid #000000" fo:border-bottom="0.03pt solid #000000"/>
      <style:text-properties style:font-name="JetBrainsMono Nerd Font Mono2"/>
    </style:style>
    <style:style style:name="ce15" style:family="table-cell">
      <loext:graphic-properties draw:fill="gradient" draw:fill-color="#81d41a" draw:fill-gradient-name="Submarine" draw:gradient-step-count="0" loext:fill-use-slide-background="false" draw:textarea-vertical-align="middle"/>
      <style:paragraph-properties fo:text-align="center" fo:border="0.03pt solid #000000"/>
      <style:text-properties style:font-name="JetBrainsMono Nerd Font Mono2"/>
    </style:style>
    <style:style style:name="ce16" style:family="table-cell">
      <loext:graphic-properties draw:fill="none" draw:fill-color="#ffff00" loext:fill-use-slide-background="false" draw:textarea-vertical-align="middle"/>
      <style:paragraph-properties fo:text-align="center" fo:border="0.03pt solid #000000"/>
      <style:text-properties style:font-name="JetBrainsMono Nerd Font Mono1" fo:font-size="14pt" style:font-size-asian="14pt" style:font-size-complex="14pt"/>
    </style:style>
    <style:style style:name="ce17" style:family="table-cell">
      <loext:graphic-properties draw:fill="none" draw:fill-color="#81d41a" loext:fill-use-slide-background="false" draw:textarea-vertical-align="middle"/>
      <style:paragraph-properties fo:text-align="center" fo:border-left="none" fo:border-right="0.03pt solid #000000" fo:border-top="0.03pt solid #000000" fo:border-bottom="0.03pt solid #000000"/>
      <style:text-properties style:font-name="JetBrainsMono Nerd Font Mono1" fo:font-size="14pt" style:font-size-asian="14pt" style:font-size-complex="14pt"/>
    </style:style>
    <style:style style:name="ce18" style:family="table-cell">
      <loext:graphic-properties draw:fill="none" draw:fill-color="#81d41a" loext:fill-use-slide-background="false" draw:textarea-vertical-align="middle"/>
      <style:paragraph-properties fo:text-align="center" fo:border="0.03pt solid #000000"/>
      <style:text-properties style:font-name="JetBrainsMono Nerd Font Mono1" fo:font-size="14pt" style:font-size-asian="14pt" style:font-size-complex="14pt"/>
    </style:style>
    <style:style style:name="ce19" style:family="table-cell">
      <loext:graphic-properties draw:fill="none" loext:fill-use-slide-background="false" draw:textarea-vertical-align="middle"/>
      <style:paragraph-properties fo:text-align="center" fo:border="0.03pt solid #999999"/>
      <style:text-properties fo:color="#ffffff" loext:opacity="100%" loext:color-lum-mod="100%" loext:color-lum-off="0%" style:font-name="JetBrainsMono Nerd Font Mono1" fo:font-size="14pt" fo:background-color="#000000" style:font-size-asian="14pt" style:font-size-complex="14pt"/>
    </style:style>
    <style:style style:name="ce20" style:family="table-cell">
      <loext:graphic-properties draw:fill="none" loext:fill-use-slide-background="false" draw:textarea-vertical-align="middle"/>
      <style:paragraph-properties fo:text-align="start" fo:border="0.03pt solid #999999"/>
      <style:text-properties style:font-name="JetBrainsMono Nerd Font Mono1"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JetBrainsMono Nerd Font Mono2"/>
    </style:style>
    <style:style style:name="P3" style:family="paragraph">
      <style:paragraph-properties fo:text-align="center"/>
      <style:text-properties style:font-name="JetBrainsMono Nerd Font Mono2" fo:font-size="18pt" style:font-size-asian="18pt" style:font-size-complex="18pt"/>
    </style:style>
    <style:style style:name="P4" style:family="paragraph">
      <style:paragraph-properties fo:text-align="center"/>
      <style:text-properties style:font-name="JetBrainsMono Nerd Font Mono1" fo:font-size="14pt" style:font-size-asian="14pt" style:font-size-complex="14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font-size="16pt" style:font-size-asian="16pt" style:font-size-complex="16pt"/>
    </style:style>
    <style:style style:name="P8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JetBrainsMono Nerd Font Mono1" fo:font-size="14pt" style:font-size-asian="14pt" style:font-size-complex="14pt"/>
    </style:style>
    <style:style style:name="P10" style:family="paragraph">
      <style:paragraph-properties fo:text-align="center"/>
      <style:text-properties fo:background-color="#000000"/>
    </style:style>
    <style:style style:name="P11" style:family="paragraph">
      <style:paragraph-properties fo:text-align="start"/>
      <style:text-properties style:font-name="JetBrainsMono Nerd Font Mono1" fo:font-size="14pt" style:font-size-asian="14pt" style:font-size-complex="14pt"/>
    </style:style>
    <style:style style:name="P12" style:family="paragraph">
      <style:paragraph-properties fo:text-align="center"/>
      <style:text-properties fo:color="#ffffff" loext:opacity="100%" style:font-name="JetBrainsMono Nerd Font Mono1" fo:font-size="14pt" fo:background-color="#000000" style:font-size-asian="14pt" style:font-size-complex="14pt"/>
    </style:style>
    <style:style style:name="T1" style:family="text">
      <style:text-properties style:font-name="JetBrainsMono Nerd Font Mono2"/>
    </style:style>
    <style:style style:name="T2" style:family="text">
      <style:text-properties style:font-name="JetBrainsMono Nerd Font Mono2" fo:font-size="18pt" style:font-size-asian="18pt" style:font-size-complex="18pt"/>
    </style:style>
    <style:style style:name="T3" style:family="text">
      <style:text-properties style:font-name="JetBrainsMono Nerd Font Mono1" fo:font-size="14pt" style:font-size-asian="14pt" style:font-size-complex="14pt"/>
    </style:style>
    <style:style style:name="T4" style:family="text">
      <style:text-properties fo:color="#ffffff" loext:opacity="100%" style:font-name="JetBrainsMono Nerd Font Mono1" fo:font-size="14pt" fo:background-color="#000000" style:font-size-asian="14pt" style:font-size-complex="1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JetBrainsMono Nerd Font Mono1" fo:font-size="14pt" fo:language="en" fo:country="US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1.129cm" svg:x="3.465cm" svg:y="7.7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2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1</text:span></text:p>
              </table:table-cell>
              <table:table-cell table:style-name="ce2">
                <text:p text:style-name="P2"><text:span text:style-name="T1">1</text:span></text:p>
              </table:table-cell>
              <table:table-cell table:style-name="ce3">
                <text:p text:style-name="P2"><text:span text:style-name="T1">2</text:span></text:p>
              </table:table-cell>
              <table:table-cell table:style-name="ce3">
                <text:p text:style-name="P2"><text:span text:style-name="T1">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1.099cm" svg:x="3.487cm" svg:y="11.5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1"><text:span text:style-name="T1">2</text:span></text:p>
              </table:table-cell>
              <table:table-cell>
                <text:p text:style-name="P2"><text:span text:style-name="T1">2</text:span></text:p>
              </table:table-cell>
              <table:table-cell table:style-name="ce4">
                <text:p text:style-name="P2"><text:span text:style-name="T1">1</text:span></text:p>
              </table:table-cell>
              <table:table-cell table:style-name="ce5">
                <text:p text:style-name="P2"><text:span text:style-name="T1">1</text:span></text:p>
              </table:table-cell>
              <table:table-cell table:style-name="ce6">
                <text:p text:style-name="P2"><text:span text:style-name="T1">1</text:span></text:p>
              </table:table-cell>
              <table:table-cell table:style-name="ce7">
                <text:p text:style-name="P2"><text:span text:style-name="T1">2</text:span></text:p>
              </table:table-cell>
              <table:table-cell table:style-name="ce2">
                <text:p text:style-name="P2"><text:span text:style-name="T1">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1.129cm" svg:x="3.452cm" svg:y="15.3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2</text:span></text:p>
              </table:table-cell>
              <table:table-cell table:style-name="ce4">
                <text:p text:style-name="P2"><text:span text:style-name="T1">2</text:span></text:p>
              </table:table-cell>
              <table:table-cell table:style-name="ce8">
                <text:p text:style-name="P2"><text:span text:style-name="T1">1</text:span></text:p>
              </table:table-cell>
              <table:table-cell table:style-name="ce9">
                <text:p text:style-name="P2"><text:span text:style-name="T1">1</text:span></text:p>
              </table:table-cell>
              <table:table-cell table:style-name="ce10">
                <text:p text:style-name="P2"><text:span text:style-name="T1">1</text:span></text:p>
              </table:table-cell>
              <table:table-cell table:style-name="ce6">
                <text:p text:style-name="P2"><text:span text:style-name="T1">2</text:span></text:p>
              </table:table-cell>
              <table:table-cell table:style-name="ce2">
                <text:p text:style-name="P2"><text:span text:style-name="T1">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4.098cm" svg:height="2.229cm" svg:x="3.527cm" svg:y="1.20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3" table:default-cell-style-name="ce11">
              <table:table-cell table:number-columns-spanned="7">
                <text:p text:style-name="P1"><text:span text:style-name="T1">array index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2">
              <table:table-cell>
                <text:p text:style-name="P3"><text:span text:style-name="T2">0</text:span></text:p>
              </table:table-cell>
              <table:table-cell>
                <text:p text:style-name="P3"><text:span text:style-name="T2">1</text:span></text:p>
              </table:table-cell>
              <table:table-cell>
                <text:p text:style-name="P3"><text:span text:style-name="T2">2</text:span></text:p>
              </table:table-cell>
              <table:table-cell>
                <text:p text:style-name="P3"><text:span text:style-name="T2">3</text:span></text:p>
              </table:table-cell>
              <table:table-cell>
                <text:p text:style-name="P3"><text:span text:style-name="T2">4</text:span></text:p>
              </table:table-cell>
              <table:table-cell>
                <text:p text:style-name="P3"><text:span text:style-name="T2">5</text:span></text:p>
              </table:table-cell>
              <table:table-cell>
                <text:p text:style-name="P3"><text:span text:style-name="T2">6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4.098cm" svg:height="1.129cm" svg:x="3.466cm" svg:y="3.9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3">
              <table:table-cell>
                <text:p text:style-name="P1"><text:span text:style-name="T1">2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1</text:span></text:p>
              </table:table-cell>
              <table:table-cell table:style-name="ce14">
                <text:p text:style-name="P2"><text:span text:style-name="T1">1</text:span></text:p>
              </table:table-cell>
              <table:table-cell table:style-name="ce15">
                <text:p text:style-name="P2"><text:span text:style-name="T1">2</text:span></text:p>
              </table:table-cell>
              <table:table-cell table:style-name="ce15">
                <text:p text:style-name="P2"><text:span text:style-name="T1">2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4.098cm" svg:height="1.825cm" svg:x="3.439cm" svg:y="16.7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4" table:default-cell-style-name="ce16">
              <table:table-cell>
                <text:p text:style-name="P1"><text:span text:style-name="T3">M: 2</text:span></text:p>
              </table:table-cell>
              <table:table-cell>
                <text:p text:style-name="P4"><text:span text:style-name="T3">M: 2</text:span></text:p>
              </table:table-cell>
              <table:table-cell>
                <text:p text:style-name="P4"><text:span text:style-name="T3">M: 1</text:span></text:p>
              </table:table-cell>
              <table:table-cell>
                <text:p text:style-name="P4"><text:span text:style-name="T3">M: 1</text:span></text:p>
              </table:table-cell>
              <table:table-cell table:style-name="ce17">
                <text:p text:style-name="P4"><text:span text:style-name="T3">M: 1</text:span></text:p>
              </table:table-cell>
              <table:table-cell table:style-name="ce18">
                <text:p text:style-name="P4"><text:span text:style-name="T3">M: 2</text:span></text:p>
              </table:table-cell>
              <table:table-cell table:style-name="ce18">
                <text:p text:style-name="P4"><text:span text:style-name="T3">M: 2</text:span></text:p>
              </table:table-cell>
            </table:table-row>
            <table:table-row table:style-name="ro4" table:default-cell-style-name="ce16">
              <table:table-cell>
                <text:p text:style-name="P4"><text:span text:style-name="T3">C:</text:span><text:span text:style-name="T4">[A]</text:span><text:span text:style-name="T3"> </text:span></text:p>
              </table:table-cell>
              <table:table-cell>
                <text:p text:style-name="P4"><text:span text:style-name="T3">C: </text:span></text:p>
              </table:table-cell>
              <table:table-cell>
                <text:p text:style-name="P4"><text:span text:style-name="T3">C: </text:span></text:p>
              </table:table-cell>
              <table:table-cell>
                <text:p text:style-name="P4"><text:span text:style-name="T3">C: </text:span></text:p>
              </table:table-cell>
              <table:table-cell table:style-name="ce17">
                <text:p text:style-name="P4"><text:span text:style-name="T3">C: </text:span></text:p>
              </table:table-cell>
              <table:table-cell table:style-name="ce18">
                <text:p text:style-name="P4"><text:span text:style-name="T3">C: </text:span></text:p>
              </table:table-cell>
              <table:table-cell table:style-name="ce18">
                <text:p text:style-name="P4"><text:span text:style-name="T3">C: 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4.098cm" svg:height="1.825cm" svg:x="3.451cm" svg:y="12.8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2"/>
            <table:table-row table:style-name="ro4" table:default-cell-style-name="ce16">
              <table:table-cell>
                <text:p text:style-name="P1"><text:span text:style-name="T3">M: 2</text:span></text:p>
              </table:table-cell>
              <table:table-cell>
                <text:p text:style-name="P4"><text:span text:style-name="T3">M: 1</text:span></text:p>
              </table:table-cell>
              <table:table-cell table:style-name="ce17">
                <text:p text:style-name="P4"><text:span text:style-name="T3">M: 2</text:span></text:p>
              </table:table-cell>
              <table:table-cell table:style-name="ce18">
                <text:p text:style-name="P4"><text:span text:style-name="T3">M: 2</text:span></text:p>
              </table:table-cell>
            </table:table-row>
            <table:table-row table:style-name="ro4" table:default-cell-style-name="ce16">
              <table:table-cell>
                <text:p text:style-name="P4"><text:span text:style-name="T3">C: </text:span></text:p>
              </table:table-cell>
              <table:table-cell>
                <text:p text:style-name="P4"><text:span text:style-name="T3">C: </text:span></text:p>
              </table:table-cell>
              <table:table-cell table:style-name="ce17">
                <text:p text:style-name="P4"><text:span text:style-name="T3">C: 1 </text:span><text:span text:style-name="T4">[B]</text:span></text:p>
              </table:table-cell>
              <table:table-cell table:style-name="ce18">
                <text:p text:style-name="P4"><text:span text:style-name="T3">C: 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4.098cm" svg:height="1.825cm" svg:x="3.452cm" svg:y="9.09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>
              <table:table-cell table:style-name="ce16">
                <text:p text:style-name="P1"><text:span text:style-name="T3">M: 1</text:span></text:p>
              </table:table-cell>
              <table:table-cell table:style-name="ce17">
                <text:p text:style-name="P4"><text:span text:style-name="T3">M: 2</text:span></text:p>
              </table:table-cell>
            </table:table-row>
            <table:table-row table:style-name="ro4">
              <table:table-cell table:style-name="ce16">
                <text:p text:style-name="P4"><text:span text:style-name="T3">C: 2</text:span></text:p>
              </table:table-cell>
              <table:table-cell table:style-name="ce17">
                <text:p text:style-name="P4"><text:span text:style-name="T3">C: 2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4.098cm" svg:height="1.825cm" svg:x="3.453cm" svg:y="5.292cm">
          <table:table table:template-name="default" table:use-first-row-styles="true" table:use-banding-rows-styles="true">
            <table:table-column table:style-name="co6"/>
            <table:table-row table:style-name="ro4">
              <table:table-cell table:style-name="ce16">
                <text:p text:style-name="P1"><text:span text:style-name="T3">M: 2</text:span></text:p>
              </table:table-cell>
            </table:table-row>
            <table:table-row table:style-name="ro4">
              <table:table-cell table:style-name="ce16">
                <text:p text:style-name="P4"><text:span text:style-name="T3">C: 4 </text:span><text:span text:style-name="T4">[C]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1" draw:text-style-name="P6" draw:layer="layout" svg:width="2cm" svg:height="16.95cm" svg:x="1.25cm" svg:y="1.3cm">
          <text:p text:style-name="P5">A</text:p>
          <text:p text:style-name="P5">R</text:p>
          <text:p text:style-name="P5">R</text:p>
          <text:p text:style-name="P5">A</text:p>
          <text:p text:style-name="P5">Y</text:p>
          <text:p text:style-name="P5"/>
          <text:p text:style-name="P5">D</text:p>
          <text:p text:style-name="P5">I</text:p>
          <text:p text:style-name="P5">V</text:p>
          <text:p text:style-name="P5">I</text:p>
          <text:p text:style-name="P5">S</text:p>
          <text:p text:style-name="P5">I</text:p>
          <text:p text:style-name="P5">O</text:p>
          <text:p text:style-name="P5">N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8" draw:layer="layout" svg:width="2.25cm" svg:height="17.25cm" svg:x="18cm" svg:y="1.3cm">
          <text:p text:style-name="P7"><text:span text:style-name="T5">M</text:span></text:p>
          <text:p text:style-name="P7"><text:span text:style-name="T5">A</text:span></text:p>
          <text:p text:style-name="P7"><text:span text:style-name="T5">J</text:span></text:p>
          <text:p text:style-name="P7"><text:span text:style-name="T5">O</text:span></text:p>
          <text:p text:style-name="P7"><text:span text:style-name="T5">R</text:span></text:p>
          <text:p text:style-name="P7"><text:span text:style-name="T5">I T</text:span></text:p>
          <text:p text:style-name="P7"><text:span text:style-name="T5">Y</text:span></text:p>
          <text:p text:style-name="P7"><text:span text:style-name="T5"/></text:p>
          <text:p text:style-name="P7"><text:span text:style-name="T5">E</text:span></text:p>
          <text:p text:style-name="P7"><text:span text:style-name="T5">L</text:span></text:p>
          <text:p text:style-name="P7"><text:span text:style-name="T5">E</text:span></text:p>
          <text:p text:style-name="P7"><text:span text:style-name="T5">M</text:span></text:p>
          <text:p text:style-name="P7"><text:span text:style-name="T5">E</text:span></text:p>
          <text:p text:style-name="P7"><text:span text:style-name="T5">N</text:span></text:p>
          <text:p text:style-name="P7"><text:span text:style-name="T5">T</text:span></text:p>
          <text:p text:style-name="P7"><text:span text:style-name="T5"/></text:p>
          <text:p text:style-name="P7"><text:span text:style-name="T5">S</text:span></text:p>
          <text:p text:style-name="P7"><text:span text:style-name="T5">E</text:span></text:p>
          <text:p text:style-name="P7"><text:span text:style-name="T5">L</text:span></text:p>
          <text:p text:style-name="P7"><text:span text:style-name="T5">E</text:span></text:p>
          <text:p text:style-name="P7"><text:span text:style-name="T5">C</text:span></text:p>
          <text:p text:style-name="P7"><text:span text:style-name="T5">T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9" draw:layer="layout" svg:width="9.05cm" svg:height="1.771cm" svg:x="6.45cm" svg:y="19cm">
          <draw:text-box>
            <text:p text:style-name="P1"><text:span text:style-name="T3">M: Majority Element</text:span></text:p>
            <text:p text:style-name="P1"><text:span text:style-name="T3">C: Count of Element</text:span></text:p>
          </draw:text-box>
        </draw:frame>
        <draw:frame draw:style-name="standard" draw:layer="layout" svg:width="18.998cm" svg:height="5.998cm" svg:x="1.25cm" svg:y="20.614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5">
              <table:table-cell table:style-name="ce19">
                <text:p text:style-name="P10"><text:span text:style-name="T4">[A]</text:span></text:p>
              </table:table-cell>
              <table:table-cell table:style-name="ce20">
                <text:p text:style-name="P11"><text:span text:style-name="T3">Single element in the array. Directly selected as majority element. No count is necessary.</text:span></text:p>
              </table:table-cell>
            </table:table-row>
            <table:table-row table:style-name="ro5">
              <table:table-cell table:style-name="ce19">
                <text:p text:style-name="P12"><text:span text:style-name="T4">[B]</text:span></text:p>
              </table:table-cell>
              <table:table-cell table:style-name="ce20">
                <text:p text:style-name="P11"><text:span text:style-name="T3">The right element is </text:span><text:span text:style-name="T6">arbitrarily</text:span><text:span text:style-name="T3"> selected when:</text:span></text:p>
                <text:p text:style-name="P11"><text:span text:style-name="T3">1) <text:s/>different elements from left &amp; right are selected from below step.</text:span></text:p>
                <text:p text:style-name="P11"><text:span text:style-name="T3">2) Both the elements occur equal no. of <text:s/>times.</text:span></text:p>
              </table:table-cell>
            </table:table-row>
            <table:table-row table:style-name="ro5">
              <table:table-cell table:style-name="ce19">
                <text:p text:style-name="P12"><text:span text:style-name="T4">[C]</text:span></text:p>
              </table:table-cell>
              <table:table-cell table:style-name="ce20">
                <text:p text:style-name="P11"><text:span text:style-name="T3">When faced with different elements from left and right, element with the highest count is selected.</text:span></text:p>
              </table:table-cell>
            </table:table-row>
          </table:table>
          <draw:image xlink:href="Pictures/TablePreview10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JetBrainsMono Nerd Font Mono" svg:font-family="'JetBrainsMono Nerd Font Mono'" style:font-pitch="variable"/>
    <style:font-face style:name="JetBrainsMono Nerd Font Mono1" svg:font-family="'JetBrainsMono Nerd Font Mono'" style:font-pitch="fixed"/>
    <style:font-face style:name="JetBrainsMono Nerd Font Mono2" svg:font-family="'JetBrainsMono Nerd Font Mono'" style:font-adornments="Regular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/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Submarine" draw:style="linear" draw:start-color="#dde8cb" draw:end-color="#b4c7dc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19:56:22.560686757</meta:creation-date>
    <dc:date>2022-09-13T21:29:41.891639101</dc:date>
    <meta:editing-duration>PT1H24M52S</meta:editing-duration>
    <meta:editing-cycles>5</meta:editing-cycles>
    <meta:generator>LibreOffice/7.4.0.3$Linux_X86_64 LibreOffice_project/40$Build-3</meta:generator>
    <meta:document-statistic meta:object-count="13"/>
  </office:meta>
</office:document-meta>
</file>